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owControllerFactory.reinit( ServletContext servlet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lowControllerFactory.createPageFlow( RequestContext context , String pageFlow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lowControllerFactory.createPageFlow( RequestContext context , Class pageFlowClass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13">
            <text:p text:style-name="Table_20_Contents">113</text:p>
          </table:table-cell>
        </table:table-row>
        <table:table-row>
          <table:table-cell office:value-type="string">
            <text:p text:style-name="Table_20_Contents">FlowControllerFactory.getSharedFlowsForPath( RequestContext context , String path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FlowControllerFactory.getPageFlowForRequest( Reques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lowControllerFactory.getSharedFlowsForRequest( Reques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lowControllerFactory.getFlowControllerInstance( Class flowController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lowControllerFactory.createSharedFlow( RequestContext context , Class sharedFlow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lowControllerFactory.init( ServletContext servlet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lowControllerFactory.createSharedFlow( RequestContext context , String sharedFlow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lowControllerFactory.getPageFlow( String pageFlowClassName , HttpServletRequest request , HttpServletResponse response , ServletContext servlet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FlowControllerFactory.getDefaultSharedFlows( RequestContext 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FlowControllerFactory.getPageFlowForURI( HttpServletRequest request , HttpServletResponse response , String uri ,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lowControllerFactory.getPageFlowForRequest( HttpServletRequest request , HttpServletResponse response ,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ControllerFactory.FlowControll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lowControllerFactory.getPageFlowForPath( RequestContext context , String path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FlowControllerFactory.get(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lowControllerFactory.getGlobalApp( HttpServletRequest request , HttpServletResponse response , ServletContext servletContex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FlowControllerFactory.getPageFlowForRelativeURI( HttpServletRequest request , HttpServletResponse response , String path , ServletContext servlet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lowControllerFactory.getPageFlow( Class pageFlowClass , HttpServletRequest request , HttpServletResponse response , ServletContext servlet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lowControllerFactory.addSharedFlow( RequestContext context , String name , String type , LinkedHashMap sharedFlow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lowControllerFactory.getFlowControllerClass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